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44cm"/>
    </style:style>
    <style:style style:name="co4" style:family="table-column">
      <style:table-column-properties fo:break-before="auto" style:column-width="1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"/>
    <style:style style:name="ce6" style:family="table-cell" style:parent-style-name="Default" style:data-style-name="N4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Leche semidesnatada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Cartón de leche semidesnatada Hacendado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>
          <table:table-cell office:value-type="string" calcext:value-type="string">
            <text:p>Crackers espelta</text:p>
          </table:table-cell>
          <table:table-cell office:value-type="string" calcext:value-type="string">
            <text:p>Bachman</text:p>
          </table:table-cell>
          <table:table-cell office:value-type="string" calcext:value-type="string">
            <text:p>Caja de crackers de espelta Bachman</text:p>
          </table:table-cell>
          <table:table-cell office:value-type="float" office:value="1.7" calcext:value-type="float">
            <text:p>1,70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>
          <table:table-cell office:value-type="string" calcext:value-type="string">
            <text:p>Caldo de pollo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Brick de caldo de pollo bajo en sal Hacendado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>
          <table:table-cell office:value-type="string" calcext:value-type="string">
            <text:p>Hummus clásico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Tarrina de hummus clásico Hacendado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>
          <table:table-cell office:value-type="string" calcext:value-type="string">
            <text:p>Champiñón 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Bandeja de champiñones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ercadona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Ñoquis de patata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Bolsa de ñoquis de patata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>
          <table:table-cell office:value-type="string" calcext:value-type="string">
            <text:p>Barra rústica</text:p>
          </table:table-cell>
          <table:table-cell office:value-type="string" calcext:value-type="string">
            <text:p>Hacendado</text:p>
          </table:table-cell>
          <table:table-cell office:value-type="string" calcext:value-type="string">
            <text:p>Barra de pan rústica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Mercadona</text:p>
          </table:table-cell>
          <table:table-cell/>
        </table:table-row>
        <table:table-row table:style-name="ro1" table:number-rows-repeated="3">
          <table:table-cell table:style-name="ce4" table:number-columns-repeated="3"/>
          <table:table-cell table:style-name="ce6"/>
          <table:table-cell table:style-name="ce4"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ores" table:style-name="ta1"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ercadona</text:p>
          </table:table-cell>
        </table:table-row>
        <table:table-row table:style-name="ro1">
          <table:table-cell office:value-type="string" calcext:value-type="string">
            <text:p>Carrefour</text:p>
          </table:table-cell>
        </table:table-row>
        <table:table-row table:style-name="ro1">
          <table:table-cell office:value-type="string" calcext:value-type="string">
            <text:p>Con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7:00:49.35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9T16:14:28.145000000</meta:creation-date>
    <dc:date>2024-01-29T17:05:58.867000000</dc:date>
    <meta:editing-duration>PT14M26S</meta:editing-duration>
    <meta:editing-cycles>5</meta:editing-cycles>
    <meta:generator>LibreOffice/7.2.2.2$Windows_X86_64 LibreOffice_project/02b2acce88a210515b4a5bb2e46cbfb63fe97d56</meta:generator>
    <meta:document-statistic meta:table-count="2" meta:cell-count="46" meta:object-count="0"/>
  </office:meta>
</office:document-meta>
</file>